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left"/>
    </style:style>
    <style:style style:name="表1.A" style:family="table-column">
      <style:table-column-properties style:column-width="1.037cm"/>
    </style:style>
    <style:style style:name="表1.B" style:family="table-column">
      <style:table-column-properties style:column-width="7.205cm"/>
    </style:style>
    <style:style style:name="表1.C" style:family="table-column">
      <style:table-column-properties style:column-width="5.364cm"/>
    </style:style>
    <style:style style:name="表1.D" style:family="table-column">
      <style:table-column-properties style:column-width="3.394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1.085cm" style:rel-column-width="4178*"/>
    </style:style>
    <style:style style:name="表3.B" style:family="table-column">
      <style:table-column-properties style:column-width="9.102cm" style:rel-column-width="35060*"/>
    </style:style>
    <style:style style:name="表3.C" style:family="table-column">
      <style:table-column-properties style:column-width="3.704cm" style:rel-column-width="14268*"/>
    </style:style>
    <style:style style:name="表3.D" style:family="table-column">
      <style:table-column-properties style:column-width="3.122cm" style:rel-column-width="1202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6.034cm" style:rel-column-width="61764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</style:style>
    <style:style style:name="P4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3c47d"/>
    </style:style>
    <style:style style:name="P7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solid" fo:background-color="transparent" style:font-name-asian="Arial1" style:font-size-asian="13pt" style:font-style-asian="normal" style:font-weight-asian="normal"/>
    </style:style>
    <style:style style:name="P10" style:family="paragraph" style:parent-style-name="Table_20_Contents">
      <style:paragraph-properties fo:margin-top="0cm" fo:margin-bottom="0cm" fo:line-height="120%" fo:padding="0.176cm" fo:border="0.035cm solid #000000" style:writing-mode="lr-tb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P13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4" style:family="paragraph" style:parent-style-name="Table_20_Contents">
      <style:text-properties fo:font-size="15pt" fo:background-color="#00ff66" style:font-size-asian="15pt" style:font-size-complex="15pt"/>
    </style:style>
    <style:style style:name="P15" style:family="paragraph" style:parent-style-name="Table_20_Contents">
      <style:text-properties fo:font-size="15pt" fo:font-weight="bold" fo:background-color="#00cc33" style:font-size-asian="15pt" style:font-weight-asian="bold" style:font-size-complex="15pt" style:font-weight-complex="bold"/>
    </style:style>
    <style:style style:name="P16" style:family="paragraph" style:parent-style-name="Table_20_Contents">
      <style:text-properties fo:font-size="15pt" fo:font-weight="bold" fo:background-color="#00cc33" style:font-size-asian="15pt" style:language-asian="ja" style:country-asian="JP" style:font-weight-asian="bold" style:font-size-complex="1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8" style:family="paragraph" style:parent-style-name="Table_20_Contents">
      <style:text-properties fo:font-size="18pt" fo:background-color="#ffff00" style:font-size-asian="18pt" style:font-size-complex="18pt"/>
    </style:style>
    <style:style style:name="P19" style:family="paragraph" style:parent-style-name="Table_20_Contents">
      <style:text-properties fo:font-size="18pt" fo:font-weight="bold" fo:background-color="#ffff00" style:font-size-asian="18pt" style:font-weight-asian="bold" style:font-size-complex="18pt" style:font-weight-complex="bold"/>
    </style:style>
    <style:style style:name="P20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2" style:family="paragraph" style:parent-style-name="Table_20_Contents">
      <style:text-properties fo:font-size="15pt" fo:background-color="#ffff99" style:font-size-asian="15pt" style:language-asian="ja" style:country-asian="JP" style:font-size-complex="15pt"/>
    </style:style>
    <style:style style:name="P23" style:family="paragraph" style:parent-style-name="Table_20_Contents">
      <style:text-properties fo:font-size="15pt" style:text-underline-style="solid" style:text-underline-width="auto" style:text-underline-color="font-color" style:font-size-asian="15pt" style:language-asian="ja" style:country-asian="JP" style:font-size-complex="15pt"/>
    </style:style>
    <style:style style:name="P24" style:family="paragraph" style:parent-style-name="Table_20_Contents">
      <style:text-properties fo:font-size="20pt" fo:font-weight="bold" fo:background-color="#ffff00" style:font-size-asian="20pt" style:font-weight-asian="bold" style:font-size-complex="20pt" style:font-weight-complex="bold"/>
    </style:style>
    <style:style style:name="P25" style:family="paragraph" style:parent-style-name="Table_20_Contents">
      <style:text-properties fo:font-size="18pt" fo:font-weight="bold" fo:background-color="#ffff00" style:font-size-asian="18pt" style:font-weight-asian="bold" style:font-size-complex="18pt" style:font-weight-complex="bold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5pt" style:font-style-asian="normal" style:font-weight-asian="normal"/>
    </style:style>
    <style:style style:name="T6" style:family="text">
      <style:text-properties fo:font-variant="normal" fo:text-transform="none" fo:color="#1155cc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/>
    </style:style>
    <style:style style:name="T7" style:family="text">
      <style:text-properties style:font-name="Arial1" fo:font-size="13pt" fo:font-style="normal" fo:font-weight="normal"/>
    </style:style>
    <style:style style:name="T8" style:family="text">
      <style:text-properties style:font-name-asian="Arial1" style:font-size-asian="13pt" style:font-style-asian="normal" style:font-weight-asian="normal"/>
    </style:style>
    <style:style style:name="T9" style:family="text">
      <style:text-properties style:language-asian="ja" style:country-asian="JP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text:bookmark text:name="docs-internal-guid-24be9d3c-7fff-dc5c-e361-0737f37c2602"/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4">59</text:p>
          </table:table-cell>
          <table:table-cell table:style-name="表1.A1" office:value-type="string">
            <text:p text:style-name="P9">豚肉ですか、あるいは、牛肉ですか。鶏肉を食べましょう。</text:p>
          </table:table-cell>
          <table:table-cell table:style-name="表1.A1" office:value-type="string">
            <text:p text:style-name="P10"><text:span text:style-name="T4">フレーズ：選択：</text:span><text:span text:style-name="T1">A</text:span><text:span text:style-name="T4">あるいは</text:span><text:span text:style-name="T1">B</text:span><text:span text:style-name="T4">：</text:span><text:span text:style-name="T2">A </text:span><text:span text:style-name="T5">나 </text:span><text:span text:style-name="T2">B</text:span></text:p>
          </table:table-cell>
          <table:table-cell table:style-name="表1.A1" office:value-type="string">
            <text:p text:style-name="P5">20190727_113827</text:p>
          </table:table-cell>
        </table:table-row>
        <table:table-row>
          <table:table-cell table:style-name="表1.A1" office:value-type="string">
            <text:p text:style-name="P4">60</text:p>
          </table:table-cell>
          <table:table-cell table:style-name="表1.A1" office:value-type="string">
            <text:p text:style-name="P9">私は、昨日見た夢の中では、牛でした。その前は、馬でした。</text:p>
          </table:table-cell>
          <table:table-cell table:style-name="表1.A1" office:value-type="string">
            <text:p text:style-name="P10"><text:span text:style-name="T4">文法：過去形：名詞：～でした：였어요</text:span><text:span text:style-name="T1">/</text:span><text:span text:style-name="T4">이었어요 </text:span><text:span text:style-name="T1">(</text:span><text:a xlink:type="simple" xlink:href="https://chibikani.com/korean-grammar-past" text:style-name="Internet_20_link" text:visited-style-name="Visited_20_Internet_20_Link"><text:span text:style-name="T6">link</text:span></text:a><text:span text:style-name="T1">)</text:span></text:p>
          </table:table-cell>
          <table:table-cell table:style-name="表1.A1" office:value-type="string">
            <text:p text:style-name="P5">20190801_105959</text:p>
          </table:table-cell>
        </table:table-row>
        <table:table-row>
          <table:table-cell table:style-name="表1.A1" office:value-type="string">
            <text:p text:style-name="P4">61</text:p>
          </table:table-cell>
          <table:table-cell table:style-name="表1.A1" office:value-type="string">
            <text:p text:style-name="P9">この料理は、とても美味しかったです。昨日は、あなたに会えて、とても嬉しかったです。</text:p>
          </table:table-cell>
          <table:table-cell table:style-name="表1.A1" office:value-type="string">
            <text:p text:style-name="P10"><text:span text:style-name="T4">文法：過去形：動詞：～した：아</text:span><text:span text:style-name="T1">/</text:span><text:span text:style-name="T4">어形＋ㅆ어요 </text:span><text:span text:style-name="T1">(</text:span><text:a xlink:type="simple" xlink:href="https://chibikani.com/korean-grammar-past" text:style-name="Internet_20_link" text:visited-style-name="Visited_20_Internet_20_Link"><text:span text:style-name="T6">link</text:span></text:a><text:span text:style-name="T1">)</text:span></text:p>
          </table:table-cell>
          <table:table-cell table:style-name="表1.A1" office:value-type="string">
            <text:p text:style-name="P5">20190801_110251</text:p>
          </table:table-cell>
        </table:table-row>
        <table:table-row>
          <table:table-cell table:style-name="表1.A1" office:value-type="string">
            <text:p text:style-name="P4">62</text:p>
          </table:table-cell>
          <table:table-cell table:style-name="表1.A1" office:value-type="string">
            <text:p text:style-name="P9">その事実を知っているのは、私だけではありません。</text:p>
            <text:p text:style-name="P9">この絵を見たことがあるのは、あたなだけではありません。</text:p>
          </table:table-cell>
          <table:table-cell table:style-name="表1.A1" office:value-type="string">
            <text:p text:style-name="P10"><text:span text:style-name="T4">文法：～だけではない：</text:span><text:span text:style-name="T1">~ </text:span><text:span text:style-name="T4">뿐</text:span><text:span text:style-name="T1">(</text:span><text:span text:style-name="T4">만</text:span><text:span text:style-name="T1">) </text:span><text:span text:style-name="T4">아니다 </text:span><text:a xlink:type="simple" xlink:href="http://www.kampoo.com/korean/phrase/009_just_only_also.html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1_111504</text:p>
          </table:table-cell>
        </table:table-row>
        <table:table-row>
          <table:table-cell table:style-name="表1.A1" office:value-type="string">
            <text:p text:style-name="P4">63</text:p>
          </table:table-cell>
          <table:table-cell table:style-name="表1.A1" office:value-type="string">
            <text:p text:style-name="P9">もう一度、言って頂けますか？この鉛筆を、使って頂けますか？</text:p>
          </table:table-cell>
          <table:table-cell table:style-name="表1.A1" office:value-type="string">
            <text:p text:style-name="P7">フレーズ： してくださいますか？：해주시겠어요</text:p>
            <text:p text:style-name="P10"><text:a xlink:type="simple" xlink:href="https://marisha39.com/phrase/phrase1314/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1_112411</text:p>
          </table:table-cell>
        </table:table-row>
        <table:table-row>
          <table:table-cell table:style-name="表1.A1" office:value-type="string">
            <text:p text:style-name="P4">64</text:p>
          </table:table-cell>
          <table:table-cell table:style-name="表1.A1" office:value-type="string">
            <text:p text:style-name="P9">もう一度、試してみよう。もう一度、計算してみよう。もう一度だけ、見てみよう。</text:p>
          </table:table-cell>
          <table:table-cell table:style-name="表1.A1" office:value-type="string">
            <text:p text:style-name="P7">フレーズ： もう一度：한 번</text:p>
            <text:p text:style-name="P10"><text:a xlink:type="simple" xlink:href="https://marisha39.com/phrase/phrase1314/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1_112411</text:p>
          </table:table-cell>
        </table:table-row>
        <table:table-row>
          <table:table-cell table:style-name="表1.A1" office:value-type="string">
            <text:p text:style-name="P4">65</text:p>
          </table:table-cell>
          <table:table-cell table:style-name="表1.A1" office:value-type="string">
            <text:p text:style-name="P7">私にも、昨日あなたが捕ってきたカブトムシを、机の上で、見せてください。</text:p>
            <text:p text:style-name="Table_20_Contents"/>
          </table:table-cell>
          <table:table-cell table:style-name="表1.A1" office:value-type="string">
            <text:p text:style-name="P8"><text:span text:style-name="T8">文法：～させる（使役）：보다 </text:span><text:span text:style-name="T7">/ </text:span><text:span text:style-name="T8">보이다</text:span></text:p>
            <text:p text:style-name="P10"><text:a xlink:type="simple" xlink:href="http://www.kampoo.com/korean/grammar/jhs_predicate_causative_form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2_083105</text:p>
          </table:table-cell>
        </table:table-row>
        <table:table-row>
          <table:table-cell table:style-name="表1.A1" office:value-type="string">
            <text:p text:style-name="P4">66</text:p>
          </table:table-cell>
          <table:table-cell table:style-name="表1.A1" office:value-type="string">
            <text:p text:style-name="P9">あの空に、飛行機を飛ばす。それが、私の、子供時代からの夢です。</text:p>
          </table:table-cell>
          <table:table-cell table:style-name="表1.A1" office:value-type="string">
            <text:p text:style-name="P8"><text:span text:style-name="T8">文法：～させる（使役）：날다 </text:span><text:span text:style-name="T7">/ </text:span><text:span text:style-name="T8">날리다</text:span></text:p>
            <text:p text:style-name="P10"><text:a xlink:type="simple" xlink:href="http://www.kampoo.com/korean/grammar/jhs_predicate_causative_form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2_083742</text:p>
          </table:table-cell>
        </table:table-row>
        <table:table-row>
          <table:table-cell table:style-name="表1.A1" office:value-type="string">
            <text:p text:style-name="P4">67</text:p>
          </table:table-cell>
          <table:table-cell table:style-name="表1.A1" office:value-type="string">
            <text:p text:style-name="P9">ここに座って外を見てください。牛が来たので、鶏は帰ります。</text:p>
          </table:table-cell>
          <table:table-cell table:style-name="表1.A1" office:value-type="string">
            <text:p text:style-name="P7">文法：動詞・形容詞の因果形：서</text:p>
            <text:p text:style-name="P10"><text:a xlink:type="simple" xlink:href="http://www.kampoo.com/korean/grammar/conjunction_cause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5_104725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今日、一人で、飛行機に乗って、韓国へ行きます。去年、一度だけ、船で、タイへ行った。アメ<text:soft-page-break/>リカへは、もう、行かない。いつ、観光で、ロシアへ行きますか？</text:p>
          </table:table-cell>
          <table:table-cell table:style-name="表1.A1" office:value-type="string">
            <text:p text:style-name="P7">文法：動詞・形容詞の活用</text:p>
            <text:p text:style-name="P10"><text:a xlink:type="simple" xlink:href="http://www.kampoo.com/korean/grammar/inflectio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5_105709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私は、おにぎりが、とても好きです。彼は、昼食には、おにぎりがいい、と言いました。</text:p>
            <text:p text:style-name="Table_20_Contents"/>
          </table:table-cell>
          <table:table-cell table:style-name="表1.A1" office:value-type="string">
            <text:p text:style-name="P7">単語：좋아하다（好きだ）</text:p>
            <text:p text:style-name="P10"><text:a xlink:type="simple" xlink:href="http://www.kampoo.com/korean/grammar/josa_miss.html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5_110630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何のために、そこへ行くのですか？何を読んでいるのですか？犬は、何がすきですか？</text:p>
          </table:table-cell>
          <table:table-cell table:style-name="表1.A1" office:value-type="string">
            <text:p text:style-name="P8"><text:span text:style-name="T8">文法：疑問詞：무엇（何）、무엇을</text:span><text:span text:style-name="T7">=</text:span><text:span text:style-name="T8">뭘</text:span></text:p>
            <text:p text:style-name="P10"><text:a xlink:type="simple" xlink:href="http://www.kampoo.com/korean/grammar/interrogative_pronou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7_080551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どの料理が、あなたが昨日、作ったものですか？どの方向に行くと、駅へ行けますか？</text:p>
            <text:p text:style-name="Table_20_Contents"/>
          </table:table-cell>
          <table:table-cell table:style-name="表1.A1" office:value-type="string">
            <text:p text:style-name="P7">文法：疑問詞：어느 （どの）</text:p>
            <text:p text:style-name="P10"><text:a xlink:type="simple" xlink:href="http://www.kampoo.com/korean/grammar/interrogative_pronou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7_081612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この部屋へは、誰でも、目的があれば、入れます。投票するためには、通知書をその場で提示する以外に、何も必要ありません。</text:p>
          </table:table-cell>
          <table:table-cell table:style-name="表1.A1" office:value-type="string">
            <text:p text:style-name="P7">文法：疑問詞：아무（不特定の何か、誰か）</text:p>
            <text:p text:style-name="P10"><text:a xlink:type="simple" xlink:href="http://www.kampoo.com/korean/grammar/interrogative_pronou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7_081612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いま、あの坂を、ゆっくりと歩いているのは、誰ですか？誰に、その鉛筆を、昨日、あのお店の前で、あげましたか？</text:p>
          </table:table-cell>
          <table:table-cell table:style-name="表1.A1" office:value-type="string">
            <text:p text:style-name="P7">文法：疑問詞：누구（だれ）</text:p>
            <text:p text:style-name="P10"><text:a xlink:type="simple" xlink:href="http://www.kampoo.com/korean/grammar/interrogative_pronou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7_081612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先に、この道を、速く、歩いてください。そしたら、私も、一緒に、急いで、歩きます。</text:p>
          </table:table-cell>
          <table:table-cell table:style-name="表1.A1" office:value-type="string">
            <text:p text:style-name="P8"><text:span text:style-name="T8">文法：接続詞：そしたら：그러면</text:span><text:span text:style-name="T7">(=</text:span><text:span text:style-name="T8">그럼</text:span><text:span text:style-name="T7">, </text:span><text:span text:style-name="T8">그리하면</text:span><text:span text:style-name="T7">, </text:span><text:span text:style-name="T8">그렇다면</text:span><text:span text:style-name="T7">)</text:span></text:p>
            <text:p text:style-name="P10"><text:a xlink:type="simple" xlink:href="http://www.kampoo.com/korean/grammar/conjunctio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8_085917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一昨日の昼、ねずみが、笑いながら、急いで、近くの公園へ、遊びに行きました。ところが、公園では、大勢の人たちがサッカーをやっていて、ねずみが遊べる場所は、残念ながら、ありませんでした。</text:p>
          </table:table-cell>
          <table:table-cell table:style-name="表1.A1" office:value-type="string">
            <text:p text:style-name="P7">文法：接続詞：ところが：그런데</text:p>
            <text:p text:style-name="P10"><text:a xlink:type="simple" xlink:href="http://www.kampoo.com/korean/grammar/conjunction.htm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8_090717</text:p>
          </table:table-cell>
        </table:table-row>
        <text:soft-page-break/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9">以上で、説明を終わります。もう、分かった？残念ながら、よく聞いていたのですが、まだ、自分の中では、それが、どういう意味なのか、よく分かりません。</text:p>
          </table:table-cell>
          <table:table-cell table:style-name="表1.A1" office:value-type="string">
            <text:p text:style-name="P7">フレーズ：よくわかりません：잘 모르겠어요</text:p>
            <text:p text:style-name="P10"><text:a xlink:type="simple" xlink:href="https://marisha39.com/phrase/phrase1493/" text:style-name="Internet_20_link" text:visited-style-name="Visited_20_Internet_20_Link"><text:span text:style-name="T6">link</text:span></text:a></text:p>
          </table:table-cell>
          <table:table-cell table:style-name="表1.A1" office:value-type="string">
            <text:p text:style-name="P5">20190808_092310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4">AAA</text:p>
            <text:p text:style-name="P6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</table:table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float" office:value="1">
            <text:p text:style-name="P12">1</text:p>
          </table:table-cell>
          <table:table-cell table:style-name="表3.B1" office:value-type="string">
            <text:p text:style-name="P22">あの方は、車椅子をお使いになるか、あなたは、ご存知ですか？</text:p>
          </table:table-cell>
          <table:table-cell table:style-name="表3.B1" office:value-type="string">
            <text:p text:style-name="P13">文法：敬語：する：하시다</text:p>
            <text:p text:style-name="P13"><text:a xlink:type="simple" xlink:href="https://marisha39.com/expression/korhonorifics1/" text:style-name="Internet_20_link" text:visited-style-name="Visited_20_Internet_20_Link">link</text:a></text:p>
          </table:table-cell>
          <table:table-cell table:style-name="表3.D1" office:value-type="string">
            <text:p text:style-name="P12">20190811_091050</text:p>
          </table:table-cell>
        </table:table-row>
        <table:table-row>
          <table:table-cell table:style-name="表3.A2" office:value-type="float" office:value="2">
            <text:p text:style-name="P12">2</text:p>
          </table:table-cell>
          <table:table-cell table:style-name="表3.B2" office:value-type="string">
            <text:p text:style-name="P22">犬が、小屋の中で、丸くなって、寝ています。カブトムシが、木の上で、日差しを避けて、お休みになってます。</text:p>
          </table:table-cell>
          <table:table-cell table:style-name="表3.B2" office:value-type="string">
            <text:p text:style-name="P13">文法：敬語：寝る：주무세요</text:p>
            <text:p text:style-name="P13"><text:a xlink:type="simple" xlink:href="https://marisha39.com/expression/korhonorifics1/" text:style-name="Internet_20_link" text:visited-style-name="Visited_20_Internet_20_Link">link</text:a></text:p>
          </table:table-cell>
          <table:table-cell table:style-name="表3.D2" office:value-type="string">
            <text:p text:style-name="P12">20190811_093504</text:p>
          </table:table-cell>
        </table:table-row>
        <table:table-row>
          <table:table-cell table:style-name="表3.A2" office:value-type="float" office:value="3">
            <text:p text:style-name="P12">3</text:p>
          </table:table-cell>
          <table:table-cell table:style-name="表3.B2" office:value-type="string">
            <text:p text:style-name="P23">何をいっているのか、分かりません。あの人は、そうおっしゃりますが、実は、そのとおりなんです。</text:p>
          </table:table-cell>
          <table:table-cell table:style-name="表3.B2" office:value-type="string">
            <text:p text:style-name="P13">文法：敬語：言う：말씀하시다</text:p>
            <text:p text:style-name="P13"><text:a xlink:type="simple" xlink:href="https://marisha39.com/expression/korhonorifics1/" text:style-name="Internet_20_link" text:visited-style-name="Visited_20_Internet_20_Link">link</text:a></text:p>
          </table:table-cell>
          <table:table-cell table:style-name="表3.D2" office:value-type="string">
            <text:p text:style-name="P12">20190811_094346</text:p>
          </table:table-cell>
        </table:table-row>
        <table:table-row>
          <table:table-cell table:style-name="表3.A2" office:value-type="float" office:value="4">
            <text:p text:style-name="P12">4</text:p>
          </table:table-cell>
          <table:table-cell table:style-name="表3.B2" office:value-type="string">
            <text:p text:style-name="P13">一昨日の夕方、近くの公園の林の中で、突然、蝉に会いました。ケヤキの木に、お目にかかりたいです。</text:p>
            <text:p text:style-name="P16">20190805_104506:wl</text:p>
          </table:table-cell>
          <table:table-cell table:style-name="表3.B2" office:value-type="string">
            <text:p text:style-name="P13">文法：敬語：会う：뵙다</text:p>
            <text:p text:style-name="P13"><text:a xlink:type="simple" xlink:href="https://marisha39.com/expression/korhonorifics1/" text:style-name="Internet_20_link" text:visited-style-name="Visited_20_Internet_20_Link">link</text:a></text:p>
          </table:table-cell>
          <table:table-cell table:style-name="表3.D2" office:value-type="string">
            <text:p text:style-name="P12">20190811_095725</text:p>
          </table:table-cell>
        </table:table-row>
      </table:table>
      <text:p text:style-name="P20"/>
      <text:p text:style-name="P1">------------------------------------------------------------</text:p>
      <text:p text:style-name="P2">[20190811_091720]</text:p>
      <text:p text:style-name="Text_20_body"><text:line-break/></text:p>
      <table:table table:name="表4" table:style-name="表4">
        <table:table-column table:style-name="表4.A"/>
        <table:table-column table:style-name="表4.B"/>
        <table:table-row>
          <table:table-cell table:style-name="表4.A1" table:number-rows-spanned="2" office:value-type="float" office:value="1">
            <text:p text:style-name="P17">1</text:p>
          </table:table-cell>
          <table:table-cell table:style-name="表4.B1" office:value-type="string">
            <text:p text:style-name="P14">あの方は、車椅子をお使いになるか、あなたは、ご存知ですか？</text:p>
          </table:table-cell>
        </table:table-row>
        <table:table-row>
          <table:covered-table-cell/>
          <table:table-cell table:style-name="表4.B2" office:value-type="string">
            <text:p text:style-name="P24">그분은 휠체어를 사용여부, 당신은 알고계십니까? </text:p>
          </table:table-cell>
        </table:table-row>
        <table:table-row>
          <table:table-cell table:style-name="表4.A3" table:number-rows-spanned="2" office:value-type="float" office:value="2">
            <text:p text:style-name="P17">2</text:p>
          </table:table-cell>
          <table:table-cell table:style-name="表4.B2" office:value-type="string">
            <text:p text:style-name="P14">犬が、小屋の中で、丸くなって、寝ています。カブトムシが、木の上で、日差しを避けて、お休みになってます。</text:p>
          </table:table-cell>
        </table:table-row>
        <table:table-row>
          <table:covered-table-cell/>
          <table:table-cell table:style-name="表4.B2" office:value-type="string">
            <text:p text:style-name="P19">개가 오두막에서 웅크리고 자고 있어요.<text:span text:style-name="T9"> / 딱정벌레가 나무 위에서 햇볕을 피하고, 주무십니다.</text:span></text:p>
          </table:table-cell>
        </table:table-row>
        <text:soft-page-break/>
        <table:table-row>
          <table:table-cell table:style-name="表4.A3" table:number-rows-spanned="2" office:value-type="float" office:value="3">
            <text:p text:style-name="P17">3</text:p>
          </table:table-cell>
          <table:table-cell table:style-name="表4.B2" office:value-type="string">
            <text:p text:style-name="P14">何をいっているのか、分かりません。あの人は、そうおっしゃりますが、実は、そのとおりなんです。</text:p>
          </table:table-cell>
        </table:table-row>
        <table:table-row>
          <table:covered-table-cell/>
          <table:table-cell table:style-name="表4.B2" office:value-type="string">
            <text:p text:style-name="P19">뭘 말하고 있는지 모르겠습니다. / 그 사람은 그렇게 말씀하시고 있습니다만, 사실 그대로이에요.</text:p>
          </table:table-cell>
        </table:table-row>
        <table:table-row>
          <table:table-cell table:style-name="表4.A3" table:number-rows-spanned="2" office:value-type="float" office:value="4">
            <text:p text:style-name="P17">4</text:p>
          </table:table-cell>
          <table:table-cell table:style-name="表4.B2" office:value-type="string">
            <text:p text:style-name="P14">一昨日の夕方、近くの公園の林の中で、突然、蝉に会いました。ケヤキの木に、お目にかかりたいです。</text:p>
            <text:p text:style-name="P15">20190805_104506:wl</text:p>
          </table:table-cell>
        </table:table-row>
        <table:table-row>
          <table:covered-table-cell/>
          <table:table-cell table:style-name="表4.B2" office:value-type="string">
            <text:p text:style-name="P18"><text:span text:style-name="T10">그저께 저녁 근처의 공원의 숲속에서 갑자기 매미를 봤습니다.</text:span><text:span text:style-name="T11"> / 느티 나무에 뵙게 싶습니다.</text:span></text:p>
          </table:table-cell>
        </table:table-row>
      </table:table>
      <text:p text:style-name="Text_20_body"/>
      <text:p text:style-name="Standard"><text:bookmark text:name="docs-internal-guid-041e5d98-7fff-46c9-9eb5-54c65ed3a54e1"/><text:span text:style-name="T3">/ XXX]</text:span><text:span text:style-name="T2"> </text:span></text:p>
      <text:p text:style-name="P20"/>
      <text:p text:style-name="P21">@@@</text:p>
      <text:p text:style-name="P20"/>
      <text:p text:style-name="P1">------------------------------------------------------------</text:p>
      <text:p text:style-name="P3"><text:span text:style-name="T2">[XXX]</text:span><text:line-break/></text:p>
      <table:table table:name="表5" table:style-name="表5">
        <table:table-column table:style-name="表5.A"/>
        <table:table-column table:style-name="表5.B"/>
        <table:table-row>
          <table:table-cell table:style-name="表5.A1" table:number-rows-spanned="2" office:value-type="float" office:value="1">
            <text:p text:style-name="P11">1</text:p>
          </table:table-cell>
          <table:table-cell table:style-name="表5.B1" office:value-type="string">
            <text:p text:style-name="P14">AAA</text:p>
            <text:p text:style-name="P15"/>
          </table:table-cell>
        </table:table-row>
        <table:table-row>
          <table:covered-table-cell/>
          <table:table-cell table:style-name="表5.B2" office:value-type="string">
            <text:p text:style-name="P19">AAA</text:p>
          </table:table-cell>
        </table:table-row>
        <table:table-row>
          <table:table-cell table:style-name="表5.A3" table:number-rows-spanned="2" office:value-type="float" office:value="2">
            <text:p text:style-name="P11">2</text:p>
          </table:table-cell>
          <table:table-cell table:style-name="表5.B2" office:value-type="string">
            <text:p text:style-name="P14">AAA</text:p>
            <text:p text:style-name="P14"/>
          </table:table-cell>
        </table:table-row>
        <table:table-row>
          <table:covered-table-cell/>
          <table:table-cell table:style-name="表5.B2" office:value-type="string">
            <text:p text:style-name="P19">AAA</text:p>
          </table:table-cell>
        </table:table-row>
        <table:table-row>
          <table:table-cell table:style-name="表5.A3" table:number-rows-spanned="2" office:value-type="float" office:value="3">
            <text:p text:style-name="P11">3</text:p>
          </table:table-cell>
          <table:table-cell table:style-name="表5.B2" office:value-type="string">
            <text:p text:style-name="P14">AAA</text:p>
            <text:p text:style-name="P14"/>
          </table:table-cell>
        </table:table-row>
        <table:table-row>
          <table:covered-table-cell/>
          <table:table-cell table:style-name="表5.B2" office:value-type="string">
            <text:p text:style-name="P19">AAA</text:p>
          </table:table-cell>
        </table:table-row>
      </table:table>
      <text:p text:style-name="Text_20_body"/>
      <text:p text:style-name="Standard"><text:bookmark text:name="docs-internal-guid-041e5d98-7fff-46c9-9eb5-54c65ed3a54e2"/><text:span text:style-name="T3">/ XXX]</text:span><text:span text:style-name="T2"> </text:span></text:p>
      <text:p text:style-name="P20"/>
      <text:p text:style-name="Standard"><text:bookmark text:name="docs-internal-guid-2557e32b-7fff-24f1-9dc7-19083e9ad176"/><text:span text:style-name="T2">----------------------------------------- [TEMPLATE] 20190805_104416</text:span> </text:p>
      <text:p text:style-name="Standard"/>
      <text:p text:style-name="P1"><text:bookmark text:name="docs-internal-guid-a58d1be5-7fff-14a9-4299-cef0c4cc203c"/>------------------------------------------------------------</text:p>
      <text:p text:style-name="P3"><text:span text:style-name="T2">[XXX]</text:span><text:line-break/></text:p>
      <table:table table:name="表2" table:style-name="表2">
        <table:table-column table:style-name="表2.A"/>
        <table:table-column table:style-name="表2.B"/>
        <text:soft-page-break/>
        <table:table-row>
          <table:table-cell table:style-name="表2.A1" table:number-rows-spanned="2" office:value-type="float" office:value="1">
            <text:p text:style-name="P11">1</text:p>
          </table:table-cell>
          <table:table-cell table:style-name="表2.B1" office:value-type="string">
            <text:p text:style-name="P14">AAA</text:p>
            <text:p text:style-name="P15"/>
          </table:table-cell>
        </table:table-row>
        <table:table-row>
          <table:covered-table-cell/>
          <table:table-cell table:style-name="表2.B2" office:value-type="string">
            <text:p text:style-name="P19">AAA</text:p>
          </table:table-cell>
        </table:table-row>
        <table:table-row>
          <table:table-cell table:style-name="表2.A3" table:number-rows-spanned="2" office:value-type="float" office:value="2">
            <text:p text:style-name="P11">2</text:p>
          </table:table-cell>
          <table:table-cell table:style-name="表2.B2" office:value-type="string">
            <text:p text:style-name="P14">AAA</text:p>
            <text:p text:style-name="P14"/>
          </table:table-cell>
        </table:table-row>
        <table:table-row>
          <table:covered-table-cell/>
          <table:table-cell table:style-name="表2.B2" office:value-type="string">
            <text:p text:style-name="P19">AAA</text:p>
          </table:table-cell>
        </table:table-row>
        <table:table-row>
          <table:table-cell table:style-name="表2.A3" table:number-rows-spanned="2" office:value-type="float" office:value="3">
            <text:p text:style-name="P11">3</text:p>
          </table:table-cell>
          <table:table-cell table:style-name="表2.B2" office:value-type="string">
            <text:p text:style-name="P14">AAA</text:p>
            <text:p text:style-name="P14"/>
          </table:table-cell>
        </table:table-row>
        <table:table-row>
          <table:covered-table-cell/>
          <table:table-cell table:style-name="表2.B2" office:value-type="string">
            <text:p text:style-name="P19">AAA</text:p>
          </table:table-cell>
        </table:table-row>
      </table:table>
      <text:p text:style-name="Text_20_body"/>
      <text:p text:style-name="Standard"><text:bookmark text:name="docs-internal-guid-041e5d98-7fff-46c9-9eb5-54c65ed3a54e"/><text:span text:style-name="T3">/ XXX]</text:span> </text:p>
      <text:p text:style-name="Text_20_body"/>
      <text:p text:style-name="P2"><text:bookmark text:name="docs-internal-guid-18214074-7fff-64cf-75e5-2ad3f6ba7f84"/>/ ----------------------------------------- [TEMPLATE] 20190805_104416 /</text:p>
      <text:p text:style-name="Text_20_body"/>
      <text:p text:style-name="P2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ＭＳ Ｐ明朝" style:font-size-asian="14pt" style:font-weight-asian="bold" style:font-name-complex="Mangal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1T09:02:06.15</meta:creation-date>
    <dc:date>2019-08-11T10:44:02.85</dc:date>
    <dc:creator>iwabuchi ken</dc:creator>
    <meta:editing-duration>PT1H40M23S</meta:editing-duration>
    <meta:editing-cycles>4</meta:editing-cycles>
    <meta:generator>OpenOffice/4.1.3$Win32 OpenOffice.org_project/413m1$Build-9783</meta:generator>
    <meta:document-statistic meta:table-count="5" meta:image-count="0" meta:object-count="0" meta:page-count="5" meta:paragraph-count="155" meta:word-count="1788" meta:character-count="2682"/>
  </office:meta>
</office:document-meta>
</file>